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5"/>
    <style:style style:name="P3" style:family="paragraph" style:parent-style-name="Text_20_body" style:list-style-name="L7"/>
    <style:style style:name="P4" style:family="paragraph" style:parent-style-name="Text_20_body" style:list-style-name="L9"/>
    <style:style style:name="P5" style:family="paragraph" style:parent-style-name="Text_20_body" style:list-style-name="L11"/>
    <style:style style:name="P6" style:family="paragraph" style:parent-style-name="Text_20_body" style:list-style-name="L1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fore you even touch the data, come up with a list of possible causes for the dip in retention shown in the chart above. Make a list and determine the order in which you will check them. Make sure to note how you will test each hypothesis. Think carefully about the criteria you use to order them and write down the criteria as well.</text:p>
      <text:list xml:id="list1455224988367745473" text:style-name="L1">
        <text:list-item>
          <text:p text:style-name="P1">Internet connectivity problem </text:p>
        </text:list-item>
      </text:list>
      <text:list xml:id="list6129309910994017908" text:style-name="L9">
        <text:list-item>
          <text:list>
            <text:list-item>
              <text:p text:style-name="P4">Was the dip localized to one office?</text:p>
            </text:list-item>
            <text:list-item>
              <text:p text:style-name="P4">Does the software ping users or servers?</text:p>
            </text:list-item>
          </text:list>
        </text:list-item>
      </text:list>
      <text:list xml:id="list117336513" text:continue-list="list1455224988367745473" text:style-name="L1">
        <text:list-item>
          <text:p text:style-name="P1">Holiday</text:p>
        </text:list-item>
      </text:list>
      <text:list xml:id="list9077156373919792739" text:style-name="L5">
        <text:list-item>
          <text:list>
            <text:list-item>
              <text:p text:style-name="P2">Check if there was a holiday or office closure (maintenance or moving?) at the time of the dip</text:p>
            </text:list-item>
          </text:list>
        </text:list-item>
      </text:list>
      <text:list xml:id="list373949851" text:continue-list="list117336513" text:style-name="L1">
        <text:list-item>
          <text:p text:style-name="P1">Deadline</text:p>
        </text:list-item>
      </text:list>
      <text:list xml:id="list3052447346921756680" text:style-name="L7">
        <text:list-item>
          <text:list>
            <text:list-item>
              <text:p text:style-name="P3">A deadline in an office could create a flurry of activity creating an uptick that would peak at the time of the deadline and then quickly dip</text:p>
            </text:list-item>
          </text:list>
        </text:list-item>
      </text:list>
      <text:list xml:id="list1127158441" text:continue-list="list373949851" text:style-name="L1">
        <text:list-item>
          <text:p text:style-name="P1">Lay-offs </text:p>
        </text:list-item>
      </text:list>
      <text:list xml:id="list5064820060809628870" text:style-name="L11">
        <text:list-item>
          <text:list>
            <text:list-item>
              <text:p text:style-name="P5">Check if their was a dip in employee numbers</text:p>
            </text:list-item>
          </text:list>
        </text:list-item>
      </text:list>
      <text:list xml:id="list887831506" text:continue-list="list1127158441" text:style-name="L1">
        <text:list-item>
          <text:p text:style-name="P1">Meaningless fluctuation</text:p>
        </text:list-item>
      </text:list>
      <text:list xml:id="list5400684472361904217" text:style-name="L13">
        <text:list-item>
          <text:list>
            <text:list-item>
              <text:p text:style-name="P6">Looking over a longer time period might reveal that this is just noise – that it is really quite flat</text:p>
            </text:list-item>
          </text:list>
        </text:list-item>
      </text:list>
      <text:p text:style-name="Text_20_body"/>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 Rubin</meta:initial-creator>
    <meta:creation-date>2017-04-18T16:45:17</meta:creation-date>
    <meta:document-statistic meta:table-count="0" meta:image-count="0" meta:object-count="0" meta:page-count="1" meta:paragraph-count="13" meta:word-count="171" meta:character-count="884"/>
    <dc:date>2017-04-19T00:29:30</dc:date>
    <dc:creator>Ada Rubin</dc:creator>
    <meta:editing-duration>PT7H17M48S</meta:editing-duration>
    <meta:editing-cycles>1</meta:editing-cycles>
    <meta:generator>OpenOffice/4.1.3$Unix OpenOffice.org_project/413m1$Build-9783</meta:generator>
  </office:meta>
</office:document-meta>
</file>